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971f" officeooo:paragraph-rsid="0020971f"/>
    </style:style>
    <style:style style:name="P2" style:family="paragraph" style:parent-style-name="Standard" style:list-style-name="L2">
      <style:text-properties officeooo:rsid="0020971f" officeooo:paragraph-rsid="0020971f"/>
    </style:style>
    <style:style style:name="P3" style:family="paragraph" style:parent-style-name="Standard" style:list-style-name="L3">
      <style:text-properties officeooo:rsid="0020971f" officeooo:paragraph-rsid="0020971f"/>
    </style:style>
    <style:style style:name="P4" style:family="paragraph" style:parent-style-name="Standard">
      <style:text-properties fo:font-weight="bold" officeooo:rsid="0020971f" officeooo:paragraph-rsid="0020971f"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style:text-underline-style="none" officeooo:rsid="0020971f" officeooo:paragraph-rsid="0020971f"/>
    </style:style>
    <style:style style:name="P7" style:family="paragraph" style:parent-style-name="Standard" style:list-style-name="L2">
      <style:text-properties style:text-underline-style="none" officeooo:rsid="0020971f" officeooo:paragraph-rsid="0020971f"/>
    </style:style>
    <style:style style:name="P8" style:family="paragraph" style:parent-style-name="Standard" style:list-style-name="L3">
      <style:text-properties officeooo:rsid="0021be2a" officeooo:paragraph-rsid="0021be2a"/>
    </style:style>
    <style:style style:name="T1" style:family="text">
      <style:text-properties officeooo:rsid="001a8af2"/>
    </style:style>
    <style:style style:name="T2" style:family="text">
      <style:text-properties officeooo:rsid="001ba5dc"/>
    </style:style>
    <style:style style:name="T3"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duct review analyser and recom<text:span text:style-name="T2">m</text:span>endation system (Konzume)</text:p>
      <text:p text:style-name="Standard"/>
      <text:p text:style-name="Standard"><text:tab/><text:tab/><text:tab/><text:tab/>Sometimes it is very difficult to make purchase decision online when there are tons of reviews on popular ecommerce websites like Amazon, Flipkart etc. Many of the reviews are vogue and fake which may lead the upcoming to take wrong purchase decisions. Also searching and analysing for reviews and comments of a products across dozens of websites is a tough nut to crack.</text:p>
      <text:p text:style-name="Standard"><text:tab/><text:tab/></text:p>
      <text:p text:style-name="Standard"><text:tab/><text:tab/><text:tab/><text:tab/><text:span text:style-name="T1">Konzume is a product review analyser and recom</text:span><text:span text:style-name="T2">m</text:span><text:span text:style-name="T1">endation system that helps the buyers to analyse the thousands of reviews online and make a decision wisely. Konzume will aggregate reviews and comments from multiple ecommerce websites , popular blogs , online news websites etc and analyse the data with various algorithms like </text:span>Vector Machine (SV<text:span text:style-name="T1">M) and provide the users with best possible scores and </text:span><text:span text:style-name="T2">and authentic reviews. Konzume will sortout authentic ratings and reviews from fake and vogue ones using sentiment analysis method. It will also recommend related similar products based on the rating and buyer’s need.</text:span></text:p>
      <text:p text:style-name="Standard"/>
      <text:p text:style-name="P4">Modules</text:p>
      <text:p text:style-name="P1"/>
      <text:p text:style-name="P6">1) Admin module</text:p>
      <text:p text:style-name="P6"/>
      <text:list xml:id="list2028698555" text:style-name="L2">
        <text:list-item>
          <text:p text:style-name="P7">manage all end users</text:p>
        </text:list-item>
        <text:list-item>
          <text:p text:style-name="P7">review the content reported by the end user</text:p>
        </text:list-item>
        <text:list-item>
          <text:p text:style-name="P7">Remove products from listing and recommendation</text:p>
        </text:list-item>
        <text:list-item>
          <text:p text:style-name="P2"><text:span text:style-name="T3">remove malicious users</text:span></text:p>
        </text:list-item>
      </text:list>
      <text:p text:style-name="P1"><text:span text:style-name="T3"/></text:p>
      <text:p text:style-name="P1"><text:span text:style-name="T3">2) User module</text:span></text:p>
      <text:p text:style-name="P1"><text:span text:style-name="T3"/></text:p>
      <text:list xml:id="list2685940060" text:style-name="L3">
        <text:list-item>
          <text:p text:style-name="P3"><text:span text:style-name="T3">can submit reviews and rating for particular products</text:span></text:p>
        </text:list-item>
        <text:list-item>
          <text:p text:style-name="P3"><text:span text:style-name="T3">less privilege than admin</text:span></text:p>
        </text:list-item>
        <text:list-item>
          <text:p text:style-name="P8"><text:span text:style-name="T3">can report inappropriate reviews and ratings</text:span></text:p>
        </text:list-item>
      </text:list>
      <text:p text:style-name="P1"/>
      <text:p text:style-name="Standard"/>
      <text:p text:style-name="Standard"/>
      <text:p text:style-name="Standard"/>
      <text:p text:style-name="Standard"><text:tab/><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0T11:29:27.386938462</meta:creation-date>
    <dc:date>2021-07-20T21:51:45.926134147</dc:date>
    <meta:editing-duration>PT31M12S</meta:editing-duration>
    <meta:editing-cycles>6</meta:editing-cycles>
    <meta:generator>LibreOffice/6.4.7.2$Linux_X86_64 LibreOffice_project/40$Build-2</meta:generator>
    <meta:document-statistic meta:table-count="0" meta:image-count="0" meta:object-count="0" meta:page-count="1" meta:paragraph-count="15" meta:word-count="219" meta:character-count="1356" meta:non-whitespace-character-count="1144"/>
  </office:meta>
</office:document-meta>
</file>